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13.29pt" fo:break-before="auto" style:use-optimal-row-height="true"/>
    </style:style>
    <style:style style:name="ro35"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7">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5"/>
        <table:table-column table:style-name="co24" table:default-cell-style-name="ce182"/>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4">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5">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4">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4">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4">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4">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5">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4">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5">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5">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5">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5">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5">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5">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5">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5">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4">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5">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5">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5">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4">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4">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4">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5">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4">00/00/0000</text:date>, <text:time style:data-style-name="N2" text:time-value="19:26:28.047984523">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4T19:27:14.558330555</dc:date>
    <meta:creation-date>2016-09-05T22:47:24Z</meta:creation-date>
    <meta:editing-cycles>1699</meta:editing-cycles>
    <meta:editing-duration>P36DT21H28M26S</meta:editing-duration>
    <meta:generator>LibreOffice/5.4.2.2.0$Linux_X86_64 LibreOffice_project/40m0$Build-2</meta:generator>
    <meta:document-statistic meta:table-count="4" meta:cell-count="4446" meta:object-count="0"/>
  </office:meta>
</office:document-meta>
</file>